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84pt"/>
    </style:style>
    <style:style style:name="co2" style:family="table-column">
      <style:table-column-properties fo:break-before="auto" style:column-width="128.1pt"/>
    </style:style>
    <style:style style:name="co3" style:family="table-column">
      <style:table-column-properties fo:break-before="auto" style:column-width="135.35pt"/>
    </style:style>
    <style:style style:name="co4" style:family="table-column">
      <style:table-column-properties fo:break-before="auto" style:column-width="127.36pt"/>
    </style:style>
    <style:style style:name="co5" style:family="table-column">
      <style:table-column-properties fo:break-before="auto" style:column-width="153.84pt"/>
    </style:style>
    <style:style style:name="co6" style:family="table-column">
      <style:table-column-properties fo:break-before="auto" style:column-width="129.15pt"/>
    </style:style>
    <style:style style:name="co7" style:family="table-column">
      <style:table-column-properties fo:break-before="auto" style:column-width="155.4pt"/>
    </style:style>
    <style:style style:name="co8" style:family="table-column">
      <style:table-column-properties fo:break-before="auto" style:column-width="168.8pt"/>
    </style:style>
    <style:style style:name="co9" style:family="table-column">
      <style:table-column-properties fo:break-before="auto" style:column-width="171.84pt"/>
    </style:style>
    <style:style style:name="co10" style:family="table-column">
      <style:table-column-properties fo:break-before="auto" style:column-width="127.59pt"/>
    </style:style>
    <style:style style:name="co11" style:family="table-column">
      <style:table-column-properties fo:break-before="auto" style:column-width="126.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3pt" style:language-asian="zh" style:country-asian="CN" style:font-style-asian="normal" style:font-weight-asian="bold" style:font-name-complex="Lohit Devanagar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LRU (single core)</text:p>
          </table:table-cell>
          <table:table-cell table:style-name="ce2" office:value-type="string" calcext:value-type="string">
            <text:p>DCB (single core)</text:p>
          </table:table-cell>
          <table:table-cell table:style-name="ce1" office:value-type="string" calcext:value-type="string">
            <text:p>LRU CPU 0</text:p>
          </table:table-cell>
          <table:table-cell table:style-name="ce2" office:value-type="string" calcext:value-type="string">
            <text:p>LRU CPU 1</text:p>
          </table:table-cell>
          <table:table-cell table:style-name="ce2" office:value-type="string" calcext:value-type="string">
            <text:p>LRU CPU 2</text:p>
          </table:table-cell>
          <table:table-cell table:style-name="ce2" office:value-type="string" calcext:value-type="string">
            <text:p>LRU CPU 3</text:p>
          </table:table-cell>
          <table:table-cell table:style-name="ce2" office:value-type="string" calcext:value-type="string">
            <text:p>DCB CPU 0</text:p>
          </table:table-cell>
          <table:table-cell table:style-name="ce2" office:value-type="string" calcext:value-type="string">
            <text:p>DCB CPU 1</text:p>
          </table:table-cell>
          <table:table-cell table:style-name="ce2" office:value-type="string" calcext:value-type="string">
            <text:p>DCB CPU 2</text:p>
          </table:table-cell>
          <table:table-cell table:style-name="ce2" office:value-type="string" calcext:value-type="string">
            <text:p>DCB CPU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f</text:p>
          </table:table-cell>
          <table:table-cell office:value-type="float" office:value="0.0974898" calcext:value-type="float">
            <text:p>0.0974898</text:p>
          </table:table-cell>
          <table:table-cell office:value-type="float" office:value="0.0899439" calcext:value-type="float">
            <text:p>0.0899439</text:p>
          </table:table-cell>
          <table:table-cell office:value-type="float" office:value="0.0925818" calcext:value-type="float">
            <text:p>0.0925818</text:p>
          </table:table-cell>
          <table:table-cell office:value-type="string" calcext:value-type="string">
            <text:p>0.0930007, 0.0998752</text:p>
          </table:table-cell>
          <table:table-cell table:number-columns-repeated="2"/>
          <table:table-cell office:value-type="float" office:value="0.0888236" calcext:value-type="float">
            <text:p>0.0888236</text:p>
          </table:table-cell>
          <table:table-cell table:style-name="ce5" office:value-type="string" calcext:value-type="string">
            <text:p>0.0884581, 0.0931374</text:p>
          </table:table-cell>
          <table:table-cell table:number-columns-repeated="2"/>
          <table:table-cell office:value-type="string" calcext:value-type="string">
            <text:p>mcf</text:p>
          </table:table-cell>
          <table:table-cell/>
        </table:table-row>
        <table:table-row table:style-name="ro2">
          <table:table-cell office:value-type="string" calcext:value-type="string">
            <text:p>omnetpp</text:p>
          </table:table-cell>
          <table:table-cell office:value-type="float" office:value="0.241865" calcext:value-type="float">
            <text:p>0.241865</text:p>
          </table:table-cell>
          <table:table-cell office:value-type="float" office:value="0.22427" calcext:value-type="float">
            <text:p>0.22427</text:p>
          </table:table-cell>
          <table:table-cell table:number-columns-repeated="8"/>
          <table:table-cell office:value-type="string" calcext:value-type="string">
            <text:p>omnetpp</text:p>
          </table:table-cell>
          <table:table-cell/>
        </table:table-row>
        <table:table-row table:style-name="ro2">
          <table:table-cell office:value-type="string" calcext:value-type="string">
            <text:p>perlbench</text:p>
          </table:table-cell>
          <table:table-cell office:value-type="float" office:value="0.365186" calcext:value-type="float">
            <text:p>0.365186</text:p>
          </table:table-cell>
          <table:table-cell office:value-type="float" office:value="0.365626" calcext:value-type="float">
            <text:p>0.365626</text:p>
          </table:table-cell>
          <table:table-cell office:value-type="string" calcext:value-type="string">
            <text:p>0.356732, 0.343819, 0.363982</text:p>
          </table:table-cell>
          <table:table-cell table:number-columns-repeated="3"/>
          <table:table-cell office:value-type="string" calcext:value-type="string">
            <text:p>0.355947,0.344436</text:p>
          </table:table-cell>
          <table:table-cell office:value-type="float" office:value="0.359424" calcext:value-type="float">
            <text:p>0.359424</text:p>
          </table:table-cell>
          <table:table-cell table:number-columns-repeated="2"/>
          <table:table-cell office:value-type="string" calcext:value-type="string">
            <text:p>perlbench</text:p>
          </table:table-cell>
          <table:table-cell/>
        </table:table-row>
        <table:table-row table:style-name="ro2">
          <table:table-cell office:value-type="string" calcext:value-type="string">
            <text:p>GemsFDTD</text:p>
          </table:table-cell>
          <table:table-cell office:value-type="float" office:value="0.507357" calcext:value-type="float">
            <text:p>0.507357</text:p>
          </table:table-cell>
          <table:table-cell office:value-type="float" office:value="0.492389" calcext:value-type="float">
            <text:p>0.492389</text:p>
          </table:table-cell>
          <table:table-cell table:number-columns-repeated="2"/>
          <table:table-cell office:value-type="float" office:value="0.512416" calcext:value-type="float">
            <text:p>0.512416</text:p>
          </table:table-cell>
          <table:table-cell table:number-columns-repeated="3"/>
          <table:table-cell office:value-type="float" office:value="0.492265" calcext:value-type="float">
            <text:p>0.492265</text:p>
          </table:table-cell>
          <table:table-cell/>
          <table:table-cell office:value-type="string" calcext:value-type="string">
            <text:p>GemsFDTD</text:p>
          </table:table-cell>
          <table:table-cell/>
        </table:table-row>
        <table:table-row table:style-name="ro2">
          <table:table-cell office:value-type="string" calcext:value-type="string">
            <text:p>leslie3d</text:p>
          </table:table-cell>
          <table:table-cell office:value-type="float" office:value="0.440839" calcext:value-type="float">
            <text:p>0.440839</text:p>
          </table:table-cell>
          <table:table-cell office:value-type="float" office:value="0.443364" calcext:value-type="float">
            <text:p>0.443364</text:p>
          </table:table-cell>
          <table:table-cell table:number-columns-repeated="8"/>
          <table:table-cell office:value-type="string" calcext:value-type="string">
            <text:p>leslie3d</text:p>
          </table:table-cell>
          <table:table-cell/>
        </table:table-row>
        <table:table-row table:style-name="ro2">
          <table:table-cell office:value-type="string" calcext:value-type="string">
            <text:p>zeusmp</text:p>
          </table:table-cell>
          <table:table-cell office:value-type="float" office:value="0.643244" calcext:value-type="float">
            <text:p>0.643244</text:p>
          </table:table-cell>
          <table:table-cell office:value-type="float" office:value="0.591436" calcext:value-type="float">
            <text:p>0.591436</text:p>
          </table:table-cell>
          <table:table-cell office:value-type="float" office:value="0.608682" calcext:value-type="float">
            <text:p>0.608682</text:p>
          </table:table-cell>
          <table:table-cell office:value-type="string" calcext:value-type="string">
            <text:p>0.619392, 0.619392, 0.521103, 0.517845</text:p>
          </table:table-cell>
          <table:table-cell table:number-columns-repeated="2"/>
          <table:table-cell office:value-type="string" calcext:value-type="string">
            <text:p>0.496878, 0.573977</text:p>
          </table:table-cell>
          <table:table-cell office:value-type="float" office:value="0.51389" calcext:value-type="float">
            <text:p>0.51389</text:p>
          </table:table-cell>
          <table:table-cell office:value-type="float" office:value="0.572887" calcext:value-type="float">
            <text:p>0.572887</text:p>
          </table:table-cell>
          <table:table-cell/>
          <table:table-cell office:value-type="string" calcext:value-type="string">
            <text:p>zeusmp</text:p>
          </table:table-cell>
          <table:table-cell/>
        </table:table-row>
        <table:table-row table:style-name="ro2">
          <table:table-cell office:value-type="string" calcext:value-type="string">
            <text:p>lbm</text:p>
          </table:table-cell>
          <table:table-cell office:value-type="float" office:value="0.54224" calcext:value-type="float">
            <text:p>0.54224</text:p>
          </table:table-cell>
          <table:table-cell office:value-type="float" office:value="0.548994" calcext:value-type="float">
            <text:p>0.548994</text:p>
          </table:table-cell>
          <table:table-cell table:number-columns-repeated="2"/>
          <table:table-cell office:value-type="string" calcext:value-type="string">
            <text:p>0.509071, 0.460756</text:p>
          </table:table-cell>
          <table:table-cell office:value-type="float" office:value="0.568913" calcext:value-type="float">
            <text:p>0.568913</text:p>
          </table:table-cell>
          <table:table-cell table:number-columns-repeated="2"/>
          <table:table-cell office:value-type="string" calcext:value-type="string">
            <text:p>0.461233, 0.49929</text:p>
          </table:table-cell>
          <table:table-cell office:value-type="float" office:value="0.517368" calcext:value-type="float">
            <text:p>0.517368</text:p>
          </table:table-cell>
          <table:table-cell office:value-type="string" calcext:value-type="string">
            <text:p>lbm</text:p>
          </table:table-cell>
          <table:table-cell/>
        </table:table-row>
        <table:table-row table:style-name="ro2">
          <table:table-cell office:value-type="string" calcext:value-type="string">
            <text:p>dealll</text:p>
          </table:table-cell>
          <table:table-cell office:value-type="float" office:value="0.627903" calcext:value-type="float">
            <text:p>0.627903</text:p>
          </table:table-cell>
          <table:table-cell office:value-type="float" office:value="0.616393" calcext:value-type="float">
            <text:p>0.616393</text:p>
          </table:table-cell>
          <table:table-cell table:number-columns-repeated="8"/>
          <table:table-cell office:value-type="string" calcext:value-type="string">
            <text:p>dealll</text:p>
          </table:table-cell>
          <table:table-cell/>
        </table:table-row>
        <table:table-row table:style-name="ro2">
          <table:table-cell office:value-type="string" calcext:value-type="string">
            <text:p>xalancbmk</text:p>
          </table:table-cell>
          <table:table-cell office:value-type="float" office:value="0.315316" calcext:value-type="float">
            <text:p>0.315316</text:p>
          </table:table-cell>
          <table:table-cell office:value-type="float" office:value="0.30882" calcext:value-type="float">
            <text:p>0.30882</text:p>
          </table:table-cell>
          <table:table-cell table:number-columns-repeated="3"/>
          <table:table-cell office:value-type="string" calcext:value-type="string">
            <text:p>0.307512, 0.354332, 0.363084, 0.347256, 0.211427</text:p>
          </table:table-cell>
          <table:table-cell table:number-columns-repeated="3"/>
          <table:table-cell office:value-type="string" calcext:value-type="string">
            <text:p>0.261885,0.275832,0.285659,0.290996, 0.209812</text:p>
          </table:table-cell>
          <table:table-cell office:value-type="string" calcext:value-type="string">
            <text:p>xalancbmk</text:p>
          </table:table-cell>
          <table:table-cell/>
        </table:table-row>
        <table:table-row table:style-name="ro2">
          <table:table-cell office:value-type="string" calcext:value-type="string">
            <text:p>soplex</text:p>
          </table:table-cell>
          <table:table-cell office:value-type="float" office:value="0.299942" calcext:value-type="float">
            <text:p>0.299942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277938" calcext:value-type="float">
            <text:p>0.277938</text:p>
          </table:table-cell>
          <table:table-cell office:value-type="string" calcext:value-type="string">
            <text:p>0.255282, 0.2539, 0.226582, 0.193244, 0.176423</text:p>
          </table:table-cell>
          <table:table-cell office:value-type="string" calcext:value-type="string">
            <text:p>0.272456, 0.214616, 0.253768, 0.272456, 0.214038</text:p>
          </table:table-cell>
          <table:table-cell/>
          <table:table-cell office:value-type="float" office:value="0.266363" calcext:value-type="float">
            <text:p>0.266363</text:p>
          </table:table-cell>
          <table:table-cell office:value-type="string" calcext:value-type="string">
            <text:p><text:s text:c="3"/>0.249831, 0.255215,0.227032,0.190622</text:p>
          </table:table-cell>
          <table:table-cell office:value-type="string" calcext:value-type="string">
            <text:p>0.255363, 0.213878, 0.214458, 0.266198</text:p>
          </table:table-cell>
          <table:table-cell office:value-type="float" office:value="0.175735" calcext:value-type="float">
            <text:p>0.175735</text:p>
          </table:table-cell>
          <table:table-cell office:value-type="string" calcext:value-type="string">
            <text:p>soplex</text:p>
          </table:table-cell>
          <table:table-cell/>
        </table:table-row>
        <table:table-row table:style-name="ro2">
          <table:table-cell office:value-type="string" calcext:value-type="string">
            <text:p>hmmer</text:p>
          </table:table-cell>
          <table:table-cell office:value-type="float" office:value="0.686005" calcext:value-type="float">
            <text:p>0.686005</text:p>
          </table:table-cell>
          <table:table-cell office:value-type="float" office:value="0.634823" calcext:value-type="float">
            <text:p>0.634823</text:p>
          </table:table-cell>
          <table:table-cell/>
          <table:table-cell office:value-type="string" calcext:value-type="string">
            <text:p>0.645243, 0.624213</text:p>
          </table:table-cell>
          <table:table-cell office:value-type="string" calcext:value-type="string">
            <text:p>0.60809, 0.596281, 0.680937, 0.583432</text:p>
          </table:table-cell>
          <table:table-cell table:number-columns-repeated="2"/>
          <table:table-cell office:value-type="string" calcext:value-type="string">
            <text:p>0.590924, 0.596006, 0.645369</text:p>
          </table:table-cell>
          <table:table-cell office:value-type="string" calcext:value-type="string">
            <text:p><text:s text:c="2"/>0.585579,0.562629,0.573652</text:p>
          </table:table-cell>
          <table:table-cell/>
          <table:table-cell office:value-type="string" calcext:value-type="string">
            <text:p>hmmer</text:p>
          </table:table-cell>
          <table:table-cell/>
        </table:table-row>
        <table:table-row table:style-name="ro2">
          <table:table-cell office:value-type="string" calcext:value-type="string">
            <text:p>tonto</text:p>
          </table:table-cell>
          <table:table-cell office:value-type="float" office:value="0.656663" calcext:value-type="float">
            <text:p>0.656663</text:p>
          </table:table-cell>
          <table:table-cell office:value-type="float" office:value="0.652907" calcext:value-type="float">
            <text:p>0.652907</text:p>
          </table:table-cell>
          <table:table-cell table:number-columns-repeated="8"/>
          <table:table-cell office:value-type="string" calcext:value-type="string">
            <text:p>tonto</text:p>
          </table:table-cell>
          <table:table-cell/>
        </table:table-row>
        <table:table-row table:style-name="ro2">
          <table:table-cell office:value-type="string" calcext:value-type="string">
            <text:p>cactus</text:p>
          </table:table-cell>
          <table:table-cell office:value-type="float" office:value="0.353346" calcext:value-type="float">
            <text:p>0.353346</text:p>
          </table:table-cell>
          <table:table-cell office:value-type="float" office:value="0.35643" calcext:value-type="float">
            <text:p>0.35643</text:p>
          </table:table-cell>
          <table:table-cell table:number-columns-repeated="8"/>
          <table:table-cell office:value-type="string" calcext:value-type="string">
            <text:p>cactus</text:p>
          </table:table-cell>
          <table:table-cell/>
        </table:table-row>
        <table:table-row table:style-name="ro2">
          <table:table-cell office:value-type="string" calcext:value-type="string">
            <text:p>gcc</text:p>
          </table:table-cell>
          <table:table-cell office:value-type="float" office:value="0.490964" calcext:value-type="float">
            <text:p>0.490964</text:p>
          </table:table-cell>
          <table:table-cell office:value-type="float" office:value="0.414748" calcext:value-type="float">
            <text:p>0.414748</text:p>
          </table:table-cell>
          <table:table-cell office:value-type="string" calcext:value-type="string">
            <text:p>0.391257, 0.437833, 0.375666</text:p>
          </table:table-cell>
          <table:table-cell table:number-columns-repeated="3"/>
          <table:table-cell office:value-type="string" calcext:value-type="string">
            <text:p>0.349156, 0.302002</text:p>
          </table:table-cell>
          <table:table-cell office:value-type="float" office:value="0.347115" calcext:value-type="float">
            <text:p>0.347115</text:p>
          </table:table-cell>
          <table:table-cell table:number-columns-repeated="2"/>
          <table:table-cell office:value-type="string" calcext:value-type="string">
            <text:p>gcc</text:p>
          </table:table-cell>
          <table:table-cell/>
        </table:table-row>
        <table:table-row table:style-name="ro2">
          <table:table-cell office:value-type="string" calcext:value-type="string">
            <text:p>h264ref</text:p>
          </table:table-cell>
          <table:table-cell office:value-type="float" office:value="0.83215" calcext:value-type="float">
            <text:p>0.83215</text:p>
          </table:table-cell>
          <table:table-cell office:value-type="float" office:value="0.800977" calcext:value-type="float">
            <text:p>0.800977</text:p>
          </table:table-cell>
          <table:table-cell/>
          <table:table-cell office:value-type="float" office:value="0.787178" calcext:value-type="float">
            <text:p>0.787178</text:p>
          </table:table-cell>
          <table:table-cell/>
          <table:table-cell office:value-type="string" calcext:value-type="string">
            <text:p>0.782919,0.782919, 0.852221</text:p>
          </table:table-cell>
          <table:table-cell/>
          <table:table-cell office:value-type="float" office:value="0.767176" calcext:value-type="float">
            <text:p>0.767176</text:p>
          </table:table-cell>
          <table:table-cell office:value-type="float" office:value="0.799709" calcext:value-type="float">
            <text:p>0.799709</text:p>
          </table:table-cell>
          <table:table-cell office:value-type="float" office:value="0.767802" calcext:value-type="float">
            <text:p>0.767802</text:p>
          </table:table-cell>
          <table:table-cell office:value-type="string" calcext:value-type="string">
            <text:p>h264ref</text:p>
          </table:table-cell>
          <table:table-cell/>
        </table:table-row>
        <table:table-row table:style-name="ro2">
          <table:table-cell office:value-type="string" calcext:value-type="string">
            <text:p>gamess</text:p>
          </table:table-cell>
          <table:table-cell office:value-type="float" office:value="0.881722" calcext:value-type="float">
            <text:p>0.881722</text:p>
          </table:table-cell>
          <table:table-cell office:value-type="float" office:value="0.881681" calcext:value-type="float">
            <text:p>0.881681</text:p>
          </table:table-cell>
          <table:table-cell/>
          <table:table-cell office:value-type="float" office:value="0.859694" calcext:value-type="float">
            <text:p>0.859694</text:p>
          </table:table-cell>
          <table:table-cell table:number-columns-repeated="3"/>
          <table:table-cell office:value-type="float" office:value="0.857991" calcext:value-type="float">
            <text:p>0.857991</text:p>
          </table:table-cell>
          <table:table-cell table:number-columns-repeated="2"/>
          <table:table-cell office:value-type="string" calcext:value-type="string">
            <text:p>gamess</text:p>
          </table:table-cell>
          <table:table-cell/>
        </table:table-row>
        <table:table-row table:style-name="ro2">
          <table:table-cell office:value-type="string" calcext:value-type="string">
            <text:p>calculix</text:p>
          </table:table-cell>
          <table:table-cell table:number-columns-repeated="2" office:value-type="float" office:value="1.34946" calcext:value-type="float">
            <text:p>1.34946</text:p>
          </table:table-cell>
          <table:table-cell table:number-columns-repeated="8"/>
          <table:table-cell office:value-type="string" calcext:value-type="string">
            <text:p>calculix</text:p>
          </table:table-cell>
          <table:table-cell/>
        </table:table-row>
        <table:table-row table:style-name="ro2">
          <table:table-cell office:value-type="string" calcext:value-type="string">
            <text:p>astar</text:p>
          </table:table-cell>
          <table:table-cell office:value-type="float" office:value="0.327521" calcext:value-type="float">
            <text:p>0.327521</text:p>
          </table:table-cell>
          <table:table-cell office:value-type="float" office:value="0.25614" calcext:value-type="float">
            <text:p>0.25614</text:p>
          </table:table-cell>
          <table:table-cell table:number-columns-repeated="2"/>
          <table:table-cell office:value-type="string" calcext:value-type="string">
            <text:p>0.368432, 0.369414</text:p>
          </table:table-cell>
          <table:table-cell office:value-type="float" office:value="0.405114" calcext:value-type="float">
            <text:p>0.405114</text:p>
          </table:table-cell>
          <table:table-cell table:number-columns-repeated="2"/>
          <table:table-cell office:value-type="string" calcext:value-type="string">
            <text:p>0.329356,0.309224</text:p>
          </table:table-cell>
          <table:table-cell office:value-type="float" office:value="0.368894" calcext:value-type="float">
            <text:p>0.368894</text:p>
          </table:table-cell>
          <table:table-cell office:value-type="string" calcext:value-type="string">
            <text:p>astar</text:p>
          </table:table-cell>
          <table:table-cell/>
        </table:table-row>
        <table:table-row table:style-name="ro2">
          <table:table-cell office:value-type="string" calcext:value-type="string">
            <text:p>milc</text:p>
          </table:table-cell>
          <table:table-cell office:value-type="float" office:value="0.583998" calcext:value-type="float">
            <text:p>0.583998</text:p>
          </table:table-cell>
          <table:table-cell office:value-type="float" office:value="0.583871" calcext:value-type="float">
            <text:p>0.583871</text:p>
          </table:table-cell>
          <table:table-cell office:value-type="string" calcext:value-type="string">
            <text:p>0.407329, 0.37074, 0.339311</text:p>
          </table:table-cell>
          <table:table-cell office:value-type="float" office:value="0.408947" calcext:value-type="float">
            <text:p>0.408947</text:p>
          </table:table-cell>
          <table:table-cell office:value-type="float" office:value="0.468173" calcext:value-type="float">
            <text:p>0.468173</text:p>
          </table:table-cell>
          <table:table-cell/>
          <table:table-cell office:value-type="string" calcext:value-type="string">
            <text:p>0.4124, 0.341058, 0.369064</text:p>
          </table:table-cell>
          <table:table-cell office:value-type="float" office:value="0.410897" calcext:value-type="float">
            <text:p>0.410897</text:p>
          </table:table-cell>
          <table:table-cell office:value-type="float" office:value="0.46551" calcext:value-type="float">
            <text:p>0.46551</text:p>
          </table:table-cell>
          <table:table-cell/>
          <table:table-cell office:value-type="string" calcext:value-type="string">
            <text:p>milc</text:p>
          </table:table-cell>
          <table:table-cell/>
        </table:table-row>
        <table:table-row table:style-name="ro2">
          <table:table-cell office:value-type="string" calcext:value-type="string">
            <text:p>povray</text:p>
          </table:table-cell>
          <table:table-cell table:number-columns-repeated="2" office:value-type="float" office:value="0.380339" calcext:value-type="float">
            <text:p>0.380339</text:p>
          </table:table-cell>
          <table:table-cell table:number-columns-repeated="8"/>
          <table:table-cell office:value-type="string" calcext:value-type="string">
            <text:p>povray</text:p>
          </table:table-cell>
          <table:table-cell/>
        </table:table-row>
        <table:table-row table:style-name="ro2">
          <table:table-cell office:value-type="string" calcext:value-type="string">
            <text:p>gromacs</text:p>
          </table:table-cell>
          <table:table-cell office:value-type="float" office:value="1.22656" calcext:value-type="float">
            <text:p>1.22656</text:p>
          </table:table-cell>
          <table:table-cell office:value-type="float" office:value="1.1501" calcext:value-type="float">
            <text:p>1.1501</text:p>
          </table:table-cell>
          <table:table-cell table:number-columns-repeated="8"/>
          <table:table-cell office:value-type="string" calcext:value-type="string">
            <text:p>gromacs</text:p>
          </table:table-cell>
          <table:table-cell/>
        </table:table-row>
        <table:table-row table:style-name="ro2">
          <table:table-cell office:value-type="string" calcext:value-type="string">
            <text:p>sphinx3</text:p>
          </table:table-cell>
          <table:table-cell office:value-type="float" office:value="0.490964" calcext:value-type="float">
            <text:p>0.490964</text:p>
          </table:table-cell>
          <table:table-cell office:value-type="float" office:value="0.488187" calcext:value-type="float">
            <text:p>0.488187</text:p>
          </table:table-cell>
          <table:table-cell table:number-columns-repeated="2"/>
          <table:table-cell office:value-type="float" office:value="0.447473" calcext:value-type="float">
            <text:p>0.447473</text:p>
          </table:table-cell>
          <table:table-cell office:value-type="string" calcext:value-type="string">
            <text:p>0.416752, 0.428668</text:p>
          </table:table-cell>
          <table:table-cell table:number-columns-repeated="2"/>
          <table:table-cell office:value-type="float" office:value="0.442974" calcext:value-type="float">
            <text:p>0.442974</text:p>
          </table:table-cell>
          <table:table-cell office:value-type="string" calcext:value-type="string">
            <text:p>0.402883, 0.421757</text:p>
          </table:table-cell>
          <table:table-cell office:value-type="string" calcext:value-type="string">
            <text:p>sphinx3</text:p>
          </table:table-cell>
          <table:table-cell/>
        </table:table-row>
        <table:table-row table:style-name="ro2">
          <table:table-cell office:value-type="string" calcext:value-type="string">
            <text:p>namd</text:p>
          </table:table-cell>
          <table:table-cell office:value-type="float" office:value="1.22916" calcext:value-type="float">
            <text:p>1.22916</text:p>
          </table:table-cell>
          <table:table-cell office:value-type="float" office:value="1.22515" calcext:value-type="float">
            <text:p>1.22515</text:p>
          </table:table-cell>
          <table:table-cell table:number-columns-repeated="8"/>
          <table:table-cell office:value-type="string" calcext:value-type="string">
            <text:p>namd</text:p>
          </table:table-cell>
          <table:table-cell/>
        </table:table-row>
        <table:table-row table:style-name="ro2">
          <table:table-cell office:value-type="string" calcext:value-type="string">
            <text:p>bwaves</text:p>
          </table:table-cell>
          <table:table-cell table:number-columns-repeated="2" office:value-type="float" office:value="0.886879" calcext:value-type="float">
            <text:p>0.886879</text:p>
          </table:table-cell>
          <table:table-cell table:number-columns-repeated="8"/>
          <table:table-cell office:value-type="string" calcext:value-type="string">
            <text:p>bwaves</text:p>
          </table:table-cell>
          <table:table-cell/>
        </table:table-row>
        <table:table-row table:style-name="ro2">
          <table:table-cell office:value-type="string" calcext:value-type="string">
            <text:p>gobmk</text:p>
          </table:table-cell>
          <table:table-cell office:value-type="float" office:value="0.51834" calcext:value-type="float">
            <text:p>0.51834</text:p>
          </table:table-cell>
          <table:table-cell office:value-type="float" office:value="0.503436" calcext:value-type="float">
            <text:p>0.503436</text:p>
          </table:table-cell>
          <table:table-cell table:number-columns-repeated="8"/>
          <table:table-cell office:value-type="string" calcext:value-type="string">
            <text:p>gobmk</text:p>
          </table:table-cell>
          <table:table-cell/>
        </table:table-row>
        <table:table-row table:style-name="ro2">
          <table:table-cell office:value-type="string" calcext:value-type="string">
            <text:p>bzip2</text:p>
          </table:table-cell>
          <table:table-cell office:value-type="float" office:value="0.813638" calcext:value-type="float">
            <text:p>0.813638</text:p>
          </table:table-cell>
          <table:table-cell office:value-type="float" office:value="0.722164" calcext:value-type="float">
            <text:p>0.722164</text:p>
          </table:table-cell>
          <table:table-cell office:value-type="string" calcext:value-type="string">
            <text:p>0.73509, 0.768081, 0.732199</text:p>
          </table:table-cell>
          <table:table-cell table:number-columns-repeated="3"/>
          <table:table-cell office:value-type="string" calcext:value-type="string">
            <text:p>0.615446, 0.709192, 0.648353</text:p>
          </table:table-cell>
          <table:table-cell table:number-columns-repeated="3"/>
          <table:table-cell office:value-type="string" calcext:value-type="string">
            <text:p>bzip2</text:p>
          </table:table-cell>
          <table:table-cell/>
        </table:table-row>
        <table:table-row table:style-name="ro2">
          <table:table-cell office:value-type="string" calcext:value-type="string">
            <text:p>libquantum</text:p>
          </table:table-cell>
          <table:table-cell office:value-type="float" office:value="0.533126" calcext:value-type="float">
            <text:p>0.533126</text:p>
          </table:table-cell>
          <table:table-cell office:value-type="float" office:value="0.545645" calcext:value-type="float">
            <text:p>0.545645</text:p>
          </table:table-cell>
          <table:table-cell table:number-columns-repeated="3"/>
          <table:table-cell office:value-type="string" calcext:value-type="string">
            <text:p>0.413885, 0.447363, 0.409871, 0.301926</text:p>
          </table:table-cell>
          <table:table-cell table:number-columns-repeated="2"/>
          <table:table-cell office:value-type="float" office:value="0.30944" calcext:value-type="float">
            <text:p>0.30944</text:p>
          </table:table-cell>
          <table:table-cell office:value-type="string" calcext:value-type="string">
            <text:p>0.455298, 0.421561, 0.42363</text:p>
          </table:table-cell>
          <table:table-cell office:value-type="string" calcext:value-type="string">
            <text:p>libquantum</text:p>
          </table:table-cell>
          <table:table-cell/>
        </table:table-row>
        <table:table-row table:style-name="ro2">
          <table:table-cell office:value-type="string" calcext:value-type="string">
            <text:p>sjeng</text:p>
          </table:table-cell>
          <table:table-cell office:value-type="float" office:value="0.651416" calcext:value-type="float">
            <text:p>0.651416</text:p>
          </table:table-cell>
          <table:table-cell office:value-type="float" office:value="0.649926" calcext:value-type="float">
            <text:p>0.649926</text:p>
          </table:table-cell>
          <table:table-cell table:number-columns-repeated="8"/>
          <table:table-cell office:value-type="string" calcext:value-type="string">
            <text:p>sjeng</text:p>
          </table:table-cell>
          <table:table-cell/>
        </table:table-row>
        <table:table-row table:style-name="ro2">
          <table:table-cell office:value-type="string" calcext:value-type="string">
            <text:p>wrf</text:p>
          </table:table-cell>
          <table:table-cell office:value-type="float" office:value="1.63853" calcext:value-type="float">
            <text:p>1.63853</text:p>
          </table:table-cell>
          <table:table-cell office:value-type="float" office:value="1.63567" calcext:value-type="float">
            <text:p>1.63567</text:p>
          </table:table-cell>
          <table:table-cell table:number-columns-repeated="8"/>
          <table:table-cell office:value-type="string" calcext:value-type="string">
            <text:p>wrf</text:p>
          </table:table-cell>
          <table:table-cell/>
        </table:table-row>
        <table:table-row table:style-name="ro2" table:number-rows-repeated="4">
          <table:table-cell table:number-columns-repeated="13"/>
        </table:table-row>
        <table:table-row table:style-name="ro2">
          <table:table-cell office:value-type="string" calcext:value-type="string">
            <text:p>ratio of dcb(1core)/lru(1core)</text:p>
          </table:table-cell>
          <table:table-cell table:number-columns-repeated="12"/>
        </table:table-row>
        <table:table-row table:style-name="ro2">
          <table:table-cell table:formula="of:=[.C2]/[.B2]" office:value-type="float" office:value="0.922598056412055" calcext:value-type="float">
            <text:p>0.922598056412055</text:p>
          </table:table-cell>
          <table:table-cell table:number-columns-repeated="12"/>
        </table:table-row>
        <table:table-row table:style-name="ro2">
          <table:table-cell table:formula="of:=[.C3]/[.B3]" office:value-type="float" office:value="0.927252806317574" calcext:value-type="float">
            <text:p>0.927252806317574</text:p>
          </table:table-cell>
          <table:table-cell table:number-columns-repeated="12"/>
        </table:table-row>
        <table:table-row table:style-name="ro2">
          <table:table-cell table:formula="of:=[.C4]/[.B4]" office:value-type="float" office:value="1.00120486546582" calcext:value-type="float">
            <text:p>1.00120486546582</text:p>
          </table:table-cell>
          <table:table-cell table:number-columns-repeated="12"/>
        </table:table-row>
        <table:table-row table:style-name="ro2">
          <table:table-cell table:formula="of:=[.C5]/[.B5]" office:value-type="float" office:value="0.970498091087735" calcext:value-type="float">
            <text:p>0.970498091087735</text:p>
          </table:table-cell>
          <table:table-cell table:number-columns-repeated="12"/>
        </table:table-row>
        <table:table-row table:style-name="ro2">
          <table:table-cell table:formula="of:=[.C6]/[.B6]" office:value-type="float" office:value="1.0057277146532" calcext:value-type="float">
            <text:p>1.0057277146532</text:p>
          </table:table-cell>
          <table:table-cell table:number-columns-repeated="12"/>
        </table:table-row>
        <table:table-row table:style-name="ro2">
          <table:table-cell table:formula="of:=[.C7]/[.B7]" office:value-type="float" office:value="0.919458246015509" calcext:value-type="float">
            <text:p>0.919458246015509</text:p>
          </table:table-cell>
          <table:table-cell table:number-columns-repeated="12"/>
        </table:table-row>
        <table:table-row table:style-name="ro2">
          <table:table-cell table:formula="of:=[.C8]/[.B8]" office:value-type="float" office:value="1.01245573915609" calcext:value-type="float">
            <text:p>1.01245573915609</text:p>
          </table:table-cell>
          <table:table-cell table:number-columns-repeated="12"/>
        </table:table-row>
        <table:table-row table:style-name="ro2">
          <table:table-cell table:formula="of:=[.C9]/[.B9]" office:value-type="float" office:value="0.981669143163833" calcext:value-type="float">
            <text:p>0.981669143163833</text:p>
          </table:table-cell>
          <table:table-cell table:number-columns-repeated="12"/>
        </table:table-row>
        <table:table-row table:style-name="ro2">
          <table:table-cell table:formula="of:=[.C10]/[.B10]" office:value-type="float" office:value="0.979398444734806" calcext:value-type="float">
            <text:p>0.979398444734806</text:p>
          </table:table-cell>
          <table:table-cell table:number-columns-repeated="12"/>
        </table:table-row>
        <table:table-row table:style-name="ro2">
          <table:table-cell table:formula="of:=[.C11]/[.B11]" office:value-type="float" office:value="0.994525608284268" calcext:value-type="float">
            <text:p>0.994525608284268</text:p>
          </table:table-cell>
          <table:table-cell table:number-columns-repeated="12"/>
        </table:table-row>
        <table:table-row table:style-name="ro2">
          <table:table-cell table:formula="of:=[.C12]/[.B12]" office:value-type="float" office:value="0.92539121434975" calcext:value-type="float">
            <text:p>0.92539121434975</text:p>
          </table:table-cell>
          <table:table-cell table:number-columns-repeated="12"/>
        </table:table-row>
        <table:table-row table:style-name="ro2">
          <table:table-cell table:formula="of:=[.C13]/[.B13]" office:value-type="float" office:value="0.994280171107554" calcext:value-type="float">
            <text:p>0.994280171107554</text:p>
          </table:table-cell>
          <table:table-cell table:number-columns-repeated="12"/>
        </table:table-row>
        <table:table-row table:style-name="ro2">
          <table:table-cell table:formula="of:=[.C14]/[.B14]" office:value-type="float" office:value="1.00872798899662" calcext:value-type="float">
            <text:p>1.00872798899662</text:p>
          </table:table-cell>
          <table:table-cell table:number-columns-repeated="12"/>
        </table:table-row>
        <table:table-row table:style-name="ro2">
          <table:table-cell table:formula="of:=[.C15]/[.B15]" office:value-type="float" office:value="0.844762548781581" calcext:value-type="float">
            <text:p>0.844762548781581</text:p>
          </table:table-cell>
          <table:table-cell table:number-columns-repeated="12"/>
        </table:table-row>
        <table:table-row table:style-name="ro2">
          <table:table-cell table:formula="of:=[.C16]/[.B16]" office:value-type="float" office:value="0.962539205672054" calcext:value-type="float">
            <text:p>0.962539205672054</text:p>
          </table:table-cell>
          <table:table-cell table:number-columns-repeated="12"/>
        </table:table-row>
        <table:table-row table:style-name="ro2">
          <table:table-cell table:formula="of:=[.C17]/[.B17]" office:value-type="float" office:value="0.999953500082792" calcext:value-type="float">
            <text:p>0.999953500082792</text:p>
          </table:table-cell>
          <table:table-cell table:number-columns-repeated="12"/>
        </table:table-row>
        <table:table-row table:style-name="ro2">
          <table:table-cell table:formula="of:=[.C18]/[.B18]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formula="of:=[.C19]/[.B19]" office:value-type="float" office:value="0.782056723080352" calcext:value-type="float">
            <text:p>0.782056723080352</text:p>
          </table:table-cell>
          <table:table-cell table:number-columns-repeated="12"/>
        </table:table-row>
        <table:table-row table:style-name="ro2">
          <table:table-cell table:formula="of:=[.C20]/[.B20]" office:value-type="float" office:value="0.999782533501827" calcext:value-type="float">
            <text:p>0.999782533501827</text:p>
          </table:table-cell>
          <table:table-cell table:number-columns-repeated="12"/>
        </table:table-row>
        <table:table-row table:style-name="ro2">
          <table:table-cell table:formula="of:=[.C21]/[.B21]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formula="of:=[.C22]/[.B22]" office:value-type="float" office:value="0.937663057657188" calcext:value-type="float">
            <text:p>0.937663057657188</text:p>
          </table:table-cell>
          <table:table-cell table:number-columns-repeated="12"/>
        </table:table-row>
        <table:table-row table:style-name="ro2">
          <table:table-cell table:formula="of:=[.C23]/[.B23]" office:value-type="float" office:value="0.994343780806739" calcext:value-type="float">
            <text:p>0.994343780806739</text:p>
          </table:table-cell>
          <table:table-cell table:number-columns-repeated="12"/>
        </table:table-row>
        <table:table-row table:style-name="ro2">
          <table:table-cell table:formula="of:=[.C24]/[.B24]" office:value-type="float" office:value="0.996737609424322" calcext:value-type="float">
            <text:p>0.996737609424322</text:p>
          </table:table-cell>
          <table:table-cell table:number-columns-repeated="12"/>
        </table:table-row>
        <table:table-row table:style-name="ro2">
          <table:table-cell table:formula="of:=[.C25]/[.B25]"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table:formula="of:=[.C26]/[.B26]" office:value-type="float" office:value="0.971246672068526" calcext:value-type="float">
            <text:p>0.971246672068526</text:p>
          </table:table-cell>
          <table:table-cell table:number-columns-repeated="12"/>
        </table:table-row>
        <table:table-row table:style-name="ro2">
          <table:table-cell table:formula="of:=[.C27]/[.B27]" office:value-type="float" office:value="0.887574080856597" calcext:value-type="float">
            <text:p>0.887574080856597</text:p>
          </table:table-cell>
          <table:table-cell table:number-columns-repeated="12"/>
        </table:table-row>
        <table:table-row table:style-name="ro2">
          <table:table-cell table:formula="of:=[.C28]/[.B28]" office:value-type="float" office:value="1.02348225372614" calcext:value-type="float">
            <text:p>1.02348225372614</text:p>
          </table:table-cell>
          <table:table-cell table:number-columns-repeated="12"/>
        </table:table-row>
        <table:table-row table:style-name="ro2">
          <table:table-cell table:formula="of:=[.C29]/[.B29]" office:value-type="float" office:value="0.997712675156889" calcext:value-type="float">
            <text:p>0.997712675156889</text:p>
          </table:table-cell>
          <table:table-cell table:number-columns-repeated="12"/>
        </table:table-row>
        <table:table-row table:style-name="ro2">
          <table:table-cell table:formula="of:=[.C30]/[.B30]" office:value-type="float" office:value="0.998254533026554" calcext:value-type="float">
            <text:p>0.99825453302655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 style:data-style-name="N2" text:time-value="17:46:25.201171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6:10:04.826971685</meta:creation-date>
    <dc:date>2019-03-29T19:59:01.996321399</dc:date>
    <meta:editing-duration>PT4H15M31S</meta:editing-duration>
    <meta:editing-cycles>83</meta:editing-cycles>
    <meta:generator>LibreOffice/6.0.7.3$Linux_X86_64 LibreOffice_project/00m0$Build-3</meta:generator>
    <meta:document-statistic meta:table-count="1" meta:cell-count="216" meta:object-count="0"/>
  </office:meta>
</office:document-meta>
</file>